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Monday</text:p>
          </table:table-cell>
          <table:table-cell table:style-name="ce1" office:value-type="time" office:time-value="PT08H00M00S">
            <text:p>08:00:00</text:p>
          </table:table-cell>
          <table:table-cell table:style-name="ce1" office:value-type="time" office:time-value="PT16H00M00S">
            <text:p>16:00:00</text:p>
          </table:table-cell>
          <table:table-cell table:formula="of:=[.C1]-[.B1]" office:value-type="time" office:time-value="PT08H00M00S">
            <text:p>08:00:00</text:p>
          </table:table-cell>
          <table:table-cell table:number-columns-repeated="6"/>
        </table:table-row>
        <table:table-row table:style-name="ro1">
          <table:table-cell office:value-type="string">
            <text:p>Tuesday</text:p>
          </table:table-cell>
          <table:table-cell table:style-name="ce1" office:value-type="time" office:time-value="PT08H00M00S">
            <text:p>08:00:00</text:p>
          </table:table-cell>
          <table:table-cell table:style-name="ce1" office:value-type="time" office:time-value="PT16H00M00S">
            <text:p>16:00:00</text:p>
          </table:table-cell>
          <table:table-cell table:formula="of:=[.C2]-[.B2]" office:value-type="time" office:time-value="PT08H00M00S">
            <text:p>08:00:00</text:p>
          </table:table-cell>
          <table:table-cell table:number-columns-repeated="6"/>
        </table:table-row>
        <table:table-row table:style-name="ro1">
          <table:table-cell office:value-type="string">
            <text:p>Wednesday</text:p>
          </table:table-cell>
          <table:table-cell table:style-name="ce1" office:value-type="time" office:time-value="PT08H00M00S">
            <text:p>08:00:00</text:p>
          </table:table-cell>
          <table:table-cell table:style-name="ce1" office:value-type="time" office:time-value="PT16H00M00S">
            <text:p>16:00:00</text:p>
          </table:table-cell>
          <table:table-cell table:formula="of:=[.C3]-[.B3]" office:value-type="time" office:time-value="PT08H00M00S">
            <text:p>08:00:00</text:p>
          </table:table-cell>
          <table:table-cell table:number-columns-repeated="6"/>
        </table:table-row>
        <table:table-row table:style-name="ro1">
          <table:table-cell office:value-type="string">
            <text:p>Thrusday</text:p>
          </table:table-cell>
          <table:table-cell table:style-name="ce1" office:value-type="time" office:time-value="PT08H00M00S">
            <text:p>08:00:00</text:p>
          </table:table-cell>
          <table:table-cell table:style-name="ce1" office:value-type="time" office:time-value="PT16H00M00S">
            <text:p>16:00:00</text:p>
          </table:table-cell>
          <table:table-cell table:formula="of:=[.C4]-[.B4]" office:value-type="time" office:time-value="PT08H00M00S">
            <text:p>08:00:00</text:p>
          </table:table-cell>
          <table:table-cell table:number-columns-repeated="6"/>
        </table:table-row>
        <table:table-row table:style-name="ro1">
          <table:table-cell office:value-type="string">
            <text:p>Friday</text:p>
          </table:table-cell>
          <table:table-cell table:style-name="ce1" office:value-type="time" office:time-value="PT08H00M00S">
            <text:p>08:00:00</text:p>
          </table:table-cell>
          <table:table-cell table:style-name="ce1" office:value-type="time" office:time-value="PT16H00M00S">
            <text:p>16:00:00</text:p>
          </table:table-cell>
          <table:table-cell table:formula="of:=[.C5]-[.B5]" office:value-type="time" office:time-value="PT08H00M00S">
            <text:p>08:00:00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ce2" table:formula="of:=SUM([.D1:.D6])" office:value-type="time" office:time-value="PT40H00M00S">
            <text:p>40:00:00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7"/>
          <table:table-cell office:value-type="float" office:value="27000">
            <text:p>27000</text:p>
          </table:table-cell>
          <table:table-cell table:style-name="ce3" office:value-type="percentage" office:value="1">
            <text:p>100,00%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percentage" office:value="0.35">
            <text:p>35,00%</text:p>
          </table:table-cell>
          <table:table-cell/>
        </table:table-row>
        <table:table-row table:style-name="ro1">
          <table:table-cell table:number-columns-repeated="8"/>
          <table:table-cell table:formula="of:=[.I14]*[.H13]/[.I13]" office:value-type="float" office:value="9450">
            <text:p>9450</text:p>
          </table:table-cell>
          <table:table-cell office:value-type="string">
            <text:p>impuestos</text:p>
          </table:table-cell>
        </table:table-row>
        <table:table-row table:style-name="ro1">
          <table:table-cell table:number-columns-repeated="8"/>
          <table:table-cell table:formula="of:=[.H13]-[.I15]" office:value-type="float" office:value="17550">
            <text:p>17550</text:p>
          </table:table-cell>
          <table:table-cell office:value-type="string">
            <text:p>líquid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float" office:value="9600">
            <text:p>9600</text:p>
          </table:table-cell>
          <table:table-cell office:value-type="string">
            <text:p>david</text:p>
          </table:table-cell>
        </table:table-row>
        <table:table-row table:style-name="ro1">
          <table:table-cell table:number-columns-repeated="8"/>
          <table:table-cell office:value-type="float" office:value="2000">
            <text:p>2000</text:p>
          </table:table-cell>
          <table:table-cell office:value-type="string">
            <text:p>Casa Lat</text:p>
          </table:table-cell>
        </table:table-row>
        <table:table-row table:style-name="ro1">
          <table:table-cell table:number-columns-repeated="8"/>
          <table:table-cell office:value-type="float" office:value="2000">
            <text:p>2000</text:p>
          </table:table-cell>
          <table:table-cell office:value-type="string">
            <text:p>Marina</text:p>
          </table:table-cell>
        </table:table-row>
        <table:table-row table:style-name="ro1">
          <table:table-cell table:number-columns-repeated="8"/>
          <table:table-cell table:formula="of:=SUM([.I18:.I20])" office:value-type="float" office:value="13600">
            <text:p>13600</text:p>
          </table:table-cell>
          <table:table-cell office:value-type="string">
            <text:p>Gasto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[.I16]-[.I21]" office:value-type="float" office:value="3950">
            <text:p>3950</text:p>
          </table:table-cell>
          <table:table-cell office:value-type="string">
            <text:p>Me qued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24-12-2017</text:date>, <text:time>16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5:56:56.56</meta:creation-date>
    <meta:editing-duration>PT8M34S</meta:editing-duration>
    <meta:editing-cycles>2</meta:editing-cycles>
    <meta:generator>OpenOffice/4.1.3$Win32 OpenOffice.org_project/413m1$Build-9783</meta:generator>
    <meta:initial-creator>Efrin González</meta:initial-creator>
    <dc:date>2017-12-24T16:10:41.17</dc:date>
    <dc:creator>Efrin González</dc:creator>
    <meta:document-statistic meta:table-count="3" meta:cell-count="38" meta:object-count="0"/>
  </office:meta>
</office:document-meta>
</file>